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77bc65"/>
    </style:style>
    <style:style style:name="ce25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d"/>
    </style:style>
    <style:style style:name="ce19" style:family="table-cell" style:parent-style-name="Defaul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f10d0c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#77bc65"/>
      <style:text-properties style:use-window-font-color="true"/>
    </style:style>
    <style:style style:name="ce32" style:family="table-cell" style:parent-style-name="Default">
      <style:table-cell-properties fo:background-color="#ffa6a6"/>
    </style:style>
    <style:style style:name="ce35" style:family="table-cell" style:parent-style-name="Default">
      <style:table-cell-properties fo:background-color="#ffd7d7"/>
    </style:style>
    <style:style style:name="ce17" style:family="table-cell" style:parent-style-name="Default">
      <style:table-cell-properties fo:background-color="#81d41a"/>
      <style:text-properties fo:color="#111111"/>
    </style:style>
    <style:style style:name="ce30" style:family="table-cell" style:parent-style-name="Default">
      <style:table-cell-properties fo:background-color="#ffaa95"/>
    </style:style>
    <style:style style:name="ce31" style:family="table-cell" style:parent-style-name="Default">
      <style:table-cell-properties fo:background-color="#ff6d6d"/>
    </style:style>
    <style:style style:name="ce38" style:family="table-cell" style:parent-style-name="Default">
      <style:table-cell-properties fo:background-color="#ff8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5"/>
        <table:table-column table:style-name="co2" table:default-cell-style-name="ce5"/>
        <table:table-column table:style-name="co2" table:number-columns-repeated="2" table:default-cell-style-name="Default"/>
        <table:table-column table:style-name="co3" table:default-cell-style-name="ce25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1" office:value-type="string" calcext:value-type="string">
            <text:p>Link competitor</text:p>
          </table:table-cell>
          <table:table-cell table:style-name="ce1" table:number-columns-repeated="5"/>
          <table:table-cell table:style-name="ce1" office:value-type="string" calcext:value-type="string">
            <text:p>Link building interna</text:p>
          </table:table-cell>
          <table:table-cell table:style-name="ce1" table:number-columns-repeated="1012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How to start an online business in 2024 and some lucrative idea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tart-online-business</text:p>
          </table:table-cell>
          <table:table-cell/>
          <table:table-cell table:style-name="Default"/>
          <table:table-cell office:value-type="string" calcext:value-type="string">
            <text:p>https://www.web.com/blog/start-online-business/</text:p>
          </table:table-cell>
          <table:table-cell table:number-columns-repeated="5"/>
          <table:table-cell office:value-type="string" calcext:value-type="string">
            <text:p>https://www.web.com/blog/what-is-dropshipping/</text:p>
          </table:table-cell>
          <table:table-cell office:value-type="string" calcext:value-type="string">
            <text:p>https://www.web.com/blog/best-products-for-dropshipping/</text:p>
          </table:table-cell>
          <table:table-cell/>
          <table:table-cell office:value-type="string" calcext:value-type="string">
            <text:p>https://www.web.com/blog/selling-on-ebay/</text:p>
          </table:table-cell>
          <table:table-cell table:style-name="ce5" office:value-type="string" calcext:value-type="string">
            <text:p>https://www.web.com/blog/the-ultimate-guide-to-creating-an-online-course/</text:p>
          </table:table-cell>
          <table:table-cell office:value-type="string" calcext:value-type="string">
            <text:p>https://www.web.com/blog/what-is-affiliate-marketing/</text:p>
          </table:table-cell>
          <table:table-cell office:value-type="string" calcext:value-type="string">
            <text:p>https://www.web.com/blog/how-to-build-an-amazon-affiliate-website-that-rakes-in-sales/</text:p>
          </table:table-cell>
          <table:table-cell table:style-name="ce38" office:value-type="string" calcext:value-type="string">
            <text:p>https://www.web.com/blog/resources/ebook/game-on-how-to-gain-a-competitive-business-advantage</text:p>
          </table:table-cell>
          <table:table-cell office:value-type="string" calcext:value-type="string">
            <text:p>https://www.web.com/blog/write-good-ecommerce-return-policy/</text:p>
          </table:table-cell>
          <table:table-cell table:style-name="ce9" office:value-type="string" calcext:value-type="string">
            <text:p>https://www.web.com/blog/marketing-plan/</text:p>
          </table:table-cell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asons Why Email Marketing Is So Important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9-reasons-why-email-marketing-is-so-important</text:p>
          </table:table-cell>
          <table:table-cell/>
          <table:table-cell table:style-name="Default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keting Strategy: What It Is, How It Works, How To Create One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marketing-strategy</text:p>
          </table:table-cell>
          <table:table-cell/>
          <table:table-cell table:style-name="Default"/>
          <table:table-cell office:value-type="string" calcext:value-type="string">
            <text:p>https://www.investopedia.com/terms/m/marketing-strategy.as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lead generation software + how to use it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generation-software</text:p>
          </table:table-cell>
          <table:table-cell/>
          <table:table-cell table:style-name="Default"/>
          <table:table-cell office:value-type="string" calcext:value-type="string">
            <text:p>https://www.web.com/blog/lead-generation-software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 lead generation strategies to grow your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generation-strategies-grow-your-business</text:p>
          </table:table-cell>
          <table:table-cell/>
          <table:table-cell table:style-name="Default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 nurturing best practices: the ultimate guide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nurturing-tips-make-easier</text:p>
          </table:table-cell>
          <table:table-cell/>
          <table:table-cell table:style-name="Default"/>
          <table:table-cell office:value-type="string" calcext:value-type="string">
            <text:p>https://www.web.com/blog/lead-nurturing-tips-make-easier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w to grow your email list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brilliant-low-cost-ways-grow-email-marketing-list</text:p>
          </table:table-cell>
          <table:table-cell/>
          <table:table-cell table:style-name="Default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: 6 reasons why it’s vital for your business in 2024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reasons-business-use-email-marketing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5"/>
          <table:table-cell table:style-name="ce9" office:value-type="string" calcext:value-type="string">
            <text:p>https://www.web.com/blog/creating-newsworthy-content/</text:p>
          </table:table-cell>
          <table:table-cell table:style-name="ce9" office:value-type="string" calcext:value-type="string">
            <text:p>https://www.web.com/blog/best-ways-grow-email-list/</text:p>
          </table:table-cell>
          <table:table-cell office:value-type="string" calcext:value-type="string">
            <text:p>https://www.web.com/blog/ecommerce-analytics/</text:p>
          </table:table-cell>
          <table:table-cell office:value-type="string" calcext:value-type="string">
            <text:p>https://www.web.com/blog/ab-testing/</text:p>
          </table:table-cell>
          <table:table-cell table:style-name="ce9" office:value-type="string" calcext:value-type="string">
            <text:p>https://www.web.com/blog/use-personalization-boost-sales/</text:p>
          </table:table-cell>
          <table:table-cell office:value-type="string" calcext:value-type="string">
            <text:p>https://www.web.com/blog/email-subject-lines/</text:p>
          </table:table-cell>
          <table:table-cell office:value-type="string" calcext:value-type="string">
            <text:p>https://www.web.com/blog/email-marketing-for-mobile/</text:p>
          </table:table-cell>
          <table:table-cell/>
          <table:table-cell office:value-type="string" calcext:value-type="string">
            <text:p>https://www.web.com/blog/what-is-marketing-automation-get-started/</text:p>
          </table:table-cell>
          <table:table-cell office:value-type="string" calcext:value-type="string">
            <text:p>https://www.web.com/business-email/</text:p>
          </table:table-cell>
          <table:table-cell office:value-type="string" calcext:value-type="string">
            <text:p>https://www.web.com/blog/how-to-measure-marketing-roi/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ow to create newsworthy conten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how-to-create-newsworthy-conten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table:style-name="ce6" office:value-type="string" calcext:value-type="string">
            <text:p>pubblicato</text:p>
          </table:table-cell>
          <table:table-cell table:style-name="ce25" office:value-type="string" calcext:value-type="string">
            <text:p>best-ways-grow-email-list</text:p>
          </table:table-cell>
          <table:table-cell/>
          <table:table-cell table:style-name="ce9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table:style-name="ce5" office:value-type="string" calcext:value-type="string">
            <text:p>https://www.web.com/blog/the-ultimate-ppc-strategy-for-small-businesses/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 steps to creating effective buyer personas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use-personalization-boost-sales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use-personalization-boost-sale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need-ppc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small-business-need-ppc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 comprehensive SEO guide for small businesse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seo-guide</text:p>
          </table:table-cell>
          <table:table-cell/>
          <table:table-cell table:style-name="ce11" office:value-type="string" calcext:value-type="string">
            <text:p>Creare link building interna</text:p>
          </table:table-cell>
          <table:table-cell office:value-type="string" calcext:value-type="string">
            <text:p>https://www.web.com/blog/small-business-seo-guide/</text:p>
          </table:table-cell>
          <table:table-cell table:number-columns-repeated="5"/>
          <table:table-cell table:style-name="ce5" office:value-type="string" calcext:value-type="string">
            <text:p>https://www.web.com/blog/on-page-vs-off-page-seo/</text:p>
          </table:table-cell>
          <table:table-cell table:style-name="ce9" office:value-type="string" calcext:value-type="string">
            <text:p>https://www.web.com/blog/manage/operations/site-strategies--8-ways-to-keep-website-content-fresh</text:p>
          </table:table-cell>
          <table:table-cell table:style-name="ce9" office:value-type="string" calcext:value-type="string">
            <text:p>https://www.web.com/blog/grow/marketing/put-online-reviews-to-work-for-your-business.html</text:p>
          </table:table-cell>
          <table:table-cell table:style-name="ce9" office:value-type="string" calcext:value-type="string">
            <text:p>https://www.web.com/blog/internal-linking-seo-strategy-guide/</text:p>
          </table:table-cell>
          <table:table-cell table:style-name="ce9" office:value-type="string" calcext:value-type="string">
            <text:p>https://www.web.com/blog/start/website-design/how-to-create-a-content-calendar-for-your-small-business</text:p>
          </table:table-cell>
          <table:table-cell table:style-name="ce11" office:value-type="string" calcext:value-type="string">
            <text:p>https://www.web.com/blog/easy-ways-update-business-website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7 marketing strategies to target teen audience effectively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uccessful-way-market-to-teens</text:p>
          </table:table-cell>
          <table:table-cell/>
          <table:table-cell table:style-name="Default"/>
          <table:table-cell office:value-type="string" calcext:value-type="string">
            <text:p>https://www.web.com/blog/successful-way-market-to-teens/</text:p>
          </table:table-cell>
          <table:table-cell table:number-columns-repeated="5"/>
          <table:table-cell office:value-type="string" calcext:value-type="string">
            <text:p>https://www.web.com/blog/get-connected-use-social-influencers-grow-small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n page SEO vs off page SEO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on-page-vs-off-page-seo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on-page-vs-off-page-seo/</text:p>
          </table:table-cell>
          <table:table-cell table:number-columns-repeated="5"/>
          <table:table-cell table:style-name="ce20"/>
          <table:table-cell table:number-columns-repeated="1012"/>
        </table:table-row>
        <table:table-row table:style-name="ro2">
          <table:table-cell table:style-name="ce9" office:value-type="string" calcext:value-type="string">
            <text:p>Site strategies: 8 ways to keep website content fresh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ite-strategies-8-ways-to-keep-website-content-fresh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nage/operations/site-strategies--8-ways-to-keep-website-content-fresh</text:p>
          </table:table-cell>
          <table:table-cell table:number-columns-repeated="5"/>
          <table:table-cell office:value-type="string" calcext:value-type="string">
            <text:p>https://www.web.com/blog/start/website-design/top-of-the-class--use-website-grader-to-get-an--a--online</text:p>
          </table:table-cell>
          <table:table-cell table:style-name="ce17" office:value-type="string" calcext:value-type="string">
            <text:p>https://www.web.com/blog/marketing-plan/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arketing advise, put online reviews to work for your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Put-online-reviews-to-work-for-your-busines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grow/marketing/put-online-reviews-to-work-for-your-business.html" xlink:type="simple">https://www.web.com/blog/grow/marketing/put-online-reviews-to-work-for-your-business.html</text:a></text:p>
          </table:table-cell>
          <table:table-cell table:number-columns-repeated="5"/>
          <table:table-cell office:value-type="string" calcext:value-type="string">
            <text:p>https://www.web.com/blog/grow/marketing/google-charge-google-my-business-listings</text:p>
          </table:table-cell>
          <table:table-cell office:value-type="string" calcext:value-type="string">
            <text:p>https://www.web.com/blog/start/website-design/do-i-need-website-or-google-my-business-enough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How to create a strong internal linking strategy for your website and SEO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internal-linking-seo-strategy-guide</text:p>
          </table:table-cell>
          <table:table-cell/>
          <table:table-cell table:style-name="ce11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internal-linking-seo-strategy-guide/</text:p>
          </table:table-cell>
          <table:table-cell table:number-columns-repeated="5"/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11" office:value-type="string" calcext:value-type="string">
            <text:p><text:a xlink:href="https://www.web.com/blog/grow/ecommerce/how-to-create-a-product-landing-page-that-sells" xlink:type="simple">https://www.web.com/blog/grow/ecommerce/how-to-create-a-product-landing-page-that-sells</text:a>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How to create a content calendar for your small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how-to-create-a-content-calendar-for-your-small-business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start/website-design/how-to-create-a-content-calendar-for-your-small-business" xlink:type="simple">https://www.web.com/blog/start/website-design/how-to-create-a-content-calendar-for-your-small-business</text:a>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How to update a website, easy way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easy-ways-update-business-website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easy-ways-update-business-website/</text:p>
          </table:table-cell>
          <table:table-cell table:number-columns-repeated="5"/>
          <table:table-cell table:style-name="ce28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<text:a xlink:href="https://www/" xlink:type="simple">https://www</text:a>.web.com/blog/content-marketing-for-small-businesses/</text:p>
          </table:table-cell>
          <table:table-cell table:style-name="ce30"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Navigating the marketing landscape: A guide to crafting a marketing plan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marketing-plan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rketing-plan/</text:p>
          </table:table-cell>
          <table:table-cell table:number-columns-repeated="5"/>
          <table:table-cell table:style-name="ce11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https://www.web.com/blog/content-marketing-for-small-businesses/</text:p>
          </table:table-cell>
          <table:table-cell table:style-name="ce31"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 guide to effective content marketing for small business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content-marketing-for-small-businesses</text:p>
          </table:table-cell>
          <table:table-cell/>
          <table:table-cell table:style-name="ce5" office:value-type="string" calcext:value-type="string">
            <text:p>Da linkare a internal-linking-seo-strategy-guide </text:p>
          </table:table-cell>
          <table:table-cell office:value-type="string" calcext:value-type="string">
            <text:p>https://www.web.com/blog/grow/marketing/content-marketing-for-small-businesses</text:p>
          </table:table-cell>
          <table:table-cell table:number-columns-repeated="5"/>
          <table:table-cell office:value-type="string" calcext:value-type="string">
            <text:p>https://www.web.com/blog/selling-on-ebay/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How to build a product landing page that converts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how-to-create-a-product-landing-page-that-sells</text:p>
          </table:table-cell>
          <table:table-cell/>
          <table:table-cell table:style-name="Default"/>
          <table:table-cell office:value-type="string" calcext:value-type="string">
            <text:p><text:span text:style-name="T1"><text:a xlink:href="https://www.web.com/blog/grow/ecommerce/how-to-create-a-product-landing-page-that-sells" xlink:type="simple">https://www.web.com/blog/grow/ecommerce/how-to-create-a-product-landing-page-that-sells</text:a></text:span></text:p>
          </table:table-cell>
          <table:table-cell table:number-columns-repeated="5"/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table:style-name="ce5"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Marketing funnel unveiled: A step-by-step breakdown </text:p>
          </table:table-cell>
          <table:table-cell office:value-type="string" calcext:value-type="string">
            <text:p>pubblicato da inserire external links</text:p>
          </table:table-cell>
          <table:table-cell table:style-name="ce19" office:value-type="string" calcext:value-type="string">
            <text:p>marketing-funnel</text:p>
          </table:table-cell>
          <table:table-cell/>
          <table:table-cell table:style-name="Default"/>
          <table:table-cell table:style-name="ce18" office:value-type="string" calcext:value-type="string">
            <text:p>https://www.web.com/blog/marketing-funnel/</text:p>
          </table:table-cell>
          <table:table-cell table:number-columns-repeated="5"/>
          <table:table-cell table:style-name="ce5"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ecommerce-content-marketing/</text:p>
          </table:table-cell>
          <table:table-cell office:value-type="string" calcext:value-type="string">
            <text:p>https://www.web.com/blog/ab-testing/</text:p>
          </table:table-cell>
          <table:table-cell office:value-type="string" calcext:value-type="string">
            <text:p>https://www.web.com/blog/lead-generation-software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he definitive guide to small business marketing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guide-small-business-marketing</text:p>
          </table:table-cell>
          <table:table-cell/>
          <table:table-cell table:style-name="ce16" office:value-type="string" calcext:value-type="string">
            <text:p>Da linkare a narketing-plan</text:p>
          </table:table-cell>
          <table:table-cell office:value-type="string" calcext:value-type="string">
            <text:p>https://www.web.com/blog/guide-small-business-marketing/</text:p>
          </table:table-cell>
          <table:table-cell table:number-columns-repeated="5"/>
          <table:table-cell table:style-name="ce9" office:value-type="string" calcext:value-type="string">
            <text:p>https://www.web.com/blog/affordable-marketing-ideas/</text:p>
          </table:table-cell>
          <table:table-cell office:value-type="string" calcext:value-type="string">
            <text:p>https://www.web.com/blog/video-marketing/</text:p>
          </table:table-cell>
          <table:table-cell office:value-type="string" calcext:value-type="string">
            <text:p>https://www.web.com/blog/pro-services-benefit/</text:p>
          </table:table-cell>
          <table:table-cell office:value-type="string" calcext:value-type="string">
            <text:p>https://www.web.com/blog/website-vs-google-my-business/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office:value-type="string" calcext:value-type="string">
            <text:p>https://www.socialmediaexaminer.com/social-media-guide-small-businesses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Facebook Ads Guide for Beginners: How to Rock Your First Campaign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Facebook-ads-guide</text:p>
          </table:table-cell>
          <table:table-cell/>
          <table:table-cell table:style-name="ce5" office:value-type="string" calcext:value-type="string">
            <text:p>Da linkare a narketing-plan guide-small-business-marketing </text:p>
          </table:table-cell>
          <table:table-cell office:value-type="string" calcext:value-type="string">
            <text:p>https://disruptiveadvertising.com/social-media/facebook-ads-guide/</text:p>
          </table:table-cell>
          <table:table-cell table:number-columns-repeated="6"/>
          <table:table-cell table:style-name="ce5" office:value-type="string" calcext:value-type="string">
            <text:p>https://disruptiveadvertising.com/social-media/facebook-ads-manager/</text:p>
          </table:table-cell>
          <table:table-cell office:value-type="string" calcext:value-type="string">
            <text:p>https://disruptiveadvertising.com/ppc/facebook-custom-audiences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adwords/geo-targeting/</text:p>
          </table:table-cell>
          <table:table-cell table:style-name="ce5"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adwords/dayparting/</text:p>
          </table:table-cell>
          <table:table-cell office:value-type="string" calcext:value-type="string">
            <text:p>https://disruptiveadvertising.com/ppc/facebooks-new-split-test-options/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acebook Ads Manager, The Essential Guid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facebook-ads-manag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facebook-ads-manager/</text:p>
          </table:table-cell>
          <table:table-cell table:number-columns-repeated="5"/>
          <table:table-cell office:value-type="string" calcext:value-type="string">
            <text:p><text:a xlink:href="https://disruptiveadvertising.com/social-media/wedding-facebook-lead-ads/" xlink:type="simple">https://disruptiveadvertising.com/social-media/wedding-facebook-lead-ads/</text:a></text:p>
          </table:table-cell>
          <table:table-cell office:value-type="string" calcext:value-type="string">
            <text:p>https://disruptiveadvertising.com/adwords/retargeting-ads-ultimate-guide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ppc/canvas-ads-facebooks-mobile-mic-drop/</text:p>
          </table:table-cell>
          <table:table-cell office:value-type="string" calcext:value-type="string">
            <text:p>https://disruptiveadvertising.com/social-media/facebook-ad-size/</text:p>
          </table:table-cell>
          <table:table-cell office:value-type="string" calcext:value-type="string">
            <text:p>https://disruptiveadvertising.com/social-media/facebook-ad-types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ow Much Should You Invest? Planning Your Facebook Budget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how-much-should-you-invest-planning-your-facebook-budget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table:number-columns-repeated="5"/>
          <table:table-cell office:value-type="string" calcext:value-type="string">
            <text:p>https://disruptiveadvertising.com/ppc-management-services/facebook-advertising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table:style-name="ce5" office:value-type="string" calcext:value-type="string">
            <text:p>https://disruptiveadvertising.com/landing-pages/why-dedicated-landing-pages-matter/</text:p>
          </table:table-cell>
          <table:table-cell office:value-type="string" calcext:value-type="string">
            <text:p>https://disruptiveadvertising.com/ppc/try-using-buyer-personas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hy Dedicated Landing Pages Matter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why-dedicated-landing-pages-matt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landing-pages/why-dedicated-landing-pages-matter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landing-page-design-and-optimization/</text:p>
          </table:table-cell>
          <table:table-cell office:value-type="string" calcext:value-type="string">
            <text:p>https://disruptiveadvertising.com/landing-pages/landing-page/</text:p>
          </table:table-cell>
          <table:table-cell office:value-type="string" calcext:value-type="string">
            <text:p>https://disruptiveadvertising.com/social-media/social-media-marketing-abcs/</text:p>
          </table:table-cell>
          <table:table-cell office:value-type="string" calcext:value-type="string">
            <text:p>https://disruptiveadvertising.com/marketing/online-marketing/</text:p>
          </table:table-cell>
          <table:table-cell table:style-name="ce5" office:value-type="string" calcext:value-type="string">
            <text:p>https://disruptiveadvertising.com/conversion-rate-optimization/conversion-rate/</text:p>
          </table:table-cell>
          <table:table-cell office:value-type="string" calcext:value-type="string">
            <text:p>https://disruptiveadvertising.com/conversion-rate-optimization/build-better-landing-pages-with-typekit-and-google-fonts/</text:p>
          </table:table-cell>
          <table:table-cell office:value-type="string" calcext:value-type="string">
            <text:p>https://disruptiveadvertising.com/conversion-rate-optimization/how-color-affects-brands-image-ads-and-landing-pages/</text:p>
          </table:table-cell>
          <table:table-cell office:value-type="string" calcext:value-type="string">
            <text:p>https://disruptiveadvertising.com/landing-pages/mind-tricks-kylo-rens-guide-to-landing-page-optimization/</text:p>
          </table:table-cell>
          <table:table-cell office:value-type="string" calcext:value-type="string">
            <text:p>https://disruptiveadvertising.com/landing-pages/5-things-remember-writing-landing-page-copy/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What is Conversion Rate? How to Calculate and Improve Your Conversion Rat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conversion-rat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disruptiveadvertising.com/conversion-rate-optimization/conversion-rate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</text:p>
          </table:table-cell>
          <table:table-cell office:value-type="string" calcext:value-type="string">
            <text:p>https://disruptiveadvertising.com/adwords/what-is-ctr-click-through-rate/</text:p>
          </table:table-cell>
          <table:table-cell office:value-type="string" calcext:value-type="string">
            <text:p>https://disruptiveadvertising.com/adwords/cost-per-click/</text:p>
          </table:table-cell>
          <table:table-cell office:value-type="string" calcext:value-type="string">
            <text:p>https://disruptiveadvertising.com/adwords/marketing-analytics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office:value-type="string" calcext:value-type="string">
            <text:p>https://disruptiveadvertising.com/conversion-rate-optimization/4-key-differences-between-homepages-and-landing-pages/</text:p>
          </table:table-cell>
          <table:table-cell office:value-type="string" calcext:value-type="string">
            <text:p>https://disruptiveadvertising.com/conversion-rate-optimization/landing-page-tools-unbounce-instapage-leadpages-webflow-kickofflabs-landerapp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ow to make a mobile friendly websit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7-tips-for-creating-a-mobile-friendly-websit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website-design/7-tips-for-creating-a-mobile-friendly-websi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creating an online course 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the-ultimate-guide-to-creating-an-online-cours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the-ultimate-guide-to-creating-an-online-course/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grow/marketing/does-your-website-need-a-blog</text:p>
          </table:table-cell>
          <table:table-cell office:value-type="string" calcext:value-type="string">
            <text:p>https://www.web.com/blog/grow/social-media/get-connected--how-to-use-social-influencers-to-grow-your-small-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guide-grow-email-list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table:style-name="ce5" office:value-type="string" calcext:value-type="string">
            <text:p>https://www.web.com/blog/the-ultimate-ppc-strategy-for-small-businesses/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enefits of having a blog on your small business website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does-your-website-need-a-blog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grow/marketing/does-your-website-need-a-blog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internal-linking-seo-strategy-guide/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5" office:value-type="string" calcext:value-type="string">
            <text:p>https://www.web.com/blog/start/website-design/guide-to-getting-started-wordpress</text:p>
          </table:table-cell>
          <table:table-cell table:style-name="ce25" office:value-type="string" calcext:value-type="string">
            <text:p>https://www.web.com/hosting/wordpress-hosting</text:p>
          </table:table-cell>
          <table:table-cell table:style-name="ce25" office:value-type="string" calcext:value-type="string">
            <text:p>https://www.web.com/blog/start/website-design/a-guide-to-domain-names-for-small-businesses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32" office:value-type="string" calcext:value-type="string">
            <text:p>https://www.web.com/online-marketing/pay-per-click-advertising</text:p>
          </table:table-cell>
          <table:table-cell table:style-name="ce25"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small-business-seo-guide/</text:p>
          </table:table-cell>
          <table:table-cell table:style-name="ce25" table:number-columns-repeated="1004"/>
        </table:table-row>
        <table:table-row table:style-name="ro2">
          <table:table-cell office:value-type="string" calcext:value-type="string">
            <text:p>How to use WordPress: The beginners guide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guide-to-getting-started-wordpress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start/website-design/guide-to-getting-started-wordpress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benefits-of-wordpress/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table:style-name="ce25" office:value-type="string" calcext:value-type="string">
            <text:p>https://www.web.com/blog/grow/social-media/optimizing-your-blog-to-increase-social-sharing</text:p>
          </table:table-cell>
          <table:table-cell table:style-name="ce5" office:value-type="string" calcext:value-type="string">
            <text:p>https://www.web.com/blog/small-business-seo-guide/</text:p>
          </table:table-cell>
          <table:table-cell table:style-name="ce25" office:value-type="string" calcext:value-type="string">
            <text:p>https://www.web.com/blog/start/website-design/what-is-website-security</text:p>
          </table:table-cell>
          <table:table-cell table:style-name="ce5" office:value-type="string" calcext:value-type="string">
            <text:p>https://www.web.com/blog/grow/marketing/does-your-website-need-a-blog</text:p>
          </table:table-cell>
          <table:table-cell table:style-name="ce25" office:value-type="string" calcext:value-type="string">
            <text:p>https://www.web.com/website-security/sitelock</text:p>
          </table:table-cell>
          <table:table-cell table:style-name="ce25" office:value-type="string" calcext:value-type="string">
            <text:p>https://www.web.com/website-security/codeguard</text:p>
          </table:table-cell>
          <table:table-cell table:style-name="ce25" table:number-columns-repeated="1004"/>
        </table:table-row>
        <table:table-row table:style-name="ro2">
          <table:table-cell office:value-type="string" calcext:value-type="string">
            <text:p>How to attract more visitors to your site 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website-attract-new-customers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website-attract-new-customer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how-to-do-market-research/</text:p>
          </table:table-cell>
          <table:table-cell table:style-name="ce25" office:value-type="string" calcext:value-type="string">
            <text:p>https://www.web.com/blog/how-to-find-the-best-keywords/</text:p>
          </table:table-cell>
          <table:table-cell table:style-name="ce5" office:value-type="string" calcext:value-type="string">
            <text:p>https://www.web.com/blog/content-marketing-for-small-businesses/</text:p>
          </table:table-cell>
          <table:table-cell table:style-name="ce25" office:value-type="string" calcext:value-type="string">
            <text:p>https://www.web.com/blog/writing-viral-social-media-headlines/</text:p>
          </table:table-cell>
          <table:table-cell table:style-name="ce25" office:value-type="string" calcext:value-type="string">
            <text:p>https://www.web.com/blog/reach-influencers-get-response/</text:p>
          </table:table-cell>
          <table:table-cell table:style-name="ce25" office:value-type="string" calcext:value-type="string">
            <text:p>https://www.web.com/blog/design-your-own-website-guide/</text:p>
          </table:table-cell>
          <table:table-cell table:style-name="ce25" office:value-type="string" calcext:value-type="string">
            <text:p>https://www.web.com/blog/website-navigation/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5" office:value-type="string" calcext:value-type="string">
            <text:p>https://www.web.com/blog/brilliant-low-cost-ways-grow-email-marketing-list/</text:p>
          </table:table-cell>
          <table:table-cell table:style-name="ce32" office:value-type="string" calcext:value-type="string">
            <text:p>https://www.web.com/online-marketing/pay-per-click-advertising</text:p>
          </table:table-cell>
          <table:table-cell table:style-name="ce25" table:number-columns-repeated="1003"/>
        </table:table-row>
        <table:table-row table:style-name="ro2">
          <table:table-cell office:value-type="string" calcext:value-type="string">
            <text:p>Market research: Your guide to understanding your customers’ needs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how-to-do-market-research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how-to-do-market-research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ab-testing/</text:p>
          </table:table-cell>
          <table:table-cell table:style-name="ce5" office:value-type="string" calcext:value-type="string">
            <text:p>https://www.web.com/blog/personalize-online-customer-experience/</text:p>
          </table:table-cell>
          <table:table-cell table:style-name="ce35" office:value-type="string" calcext:value-type="string">
            <text:p>https://www.web.com/online-marketing/pay-per-click-advertising</text:p>
          </table:table-cell>
          <table:table-cell table:style-name="ce25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Why you should personalize your online customer experience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personalize-online-customer-experience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personalize-online-customer-experience/</text:p>
          </table:table-cell>
          <table:table-cell table:style-name="ce25" table:number-columns-repeated="10"/>
          <table:table-cell table:number-columns-repeated="1008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the-ultimate-ppc-strategy-for-small-businesses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the-ultimate-ppc-strategy-for-small-businesse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what-is-ppc-marketing/</text:p>
          </table:table-cell>
          <table:table-cell table:style-name="ce5" office:value-type="string" calcext:value-type="string">
            <text:p>https://www.web.com/blog/grow/seo/what-is-seo</text:p>
          </table:table-cell>
          <table:table-cell table:style-name="ce5" office:value-type="string" calcext:value-type="string">
            <text:p>https://www.web.com/blog/grow/seo/SEO-vs-PPC-Whats-the-difference-and-why-you-need-both</text:p>
          </table:table-cell>
          <table:table-cell table:style-name="ce25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Understanding search engine optimization: What is SEO?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what-is-seo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grow/seo/what-is-seo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grow/lead-generation/do-i-need-ppc-services</text:p>
          </table:table-cell>
          <table:table-cell table:style-name="ce5" office:value-type="string" calcext:value-type="string">
            <text:p>https://www.web.com/blog/grow/seo/on-page-vs--off-page-seo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table:style-name="ce5" office:value-type="string" calcext:value-type="string">
            <text:p>https://www.web.com/blog/grow/seo/on-page-vs--off-page-seo</text:p>
          </table:table-cell>
          <table:table-cell table:style-name="ce25" office:value-type="string" calcext:value-type="string">
            <text:p>https://www.web.com/blog/grow/social-media/get-connected--how-to-use-social-influencers-to-grow-your-small-</text:p>
          </table:table-cell>
          <table:table-cell table:style-name="ce5" office:value-type="string" calcext:value-type="string">
            <text:p>https://www.web.com/blog/technical-seo/</text:p>
          </table:table-cell>
          <table:table-cell office:value-type="string" calcext:value-type="string">
            <text:p>https://www.web.com/blog/grow/seo/how-to-do-an-seo-audit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5" office:value-type="string" calcext:value-type="string">
            <text:p>internal-linking-seo-strategy-guide</text:p>
          </table:table-cell>
          <table:table-cell table:style-name="ce5" table:number-columns-repeated="2"/>
          <table:table-cell table:style-name="ce5" office:value-type="string" calcext:value-type="string">
            <text:p>https://www.web.com/blog/internal-linking-seo-strategy-guide/</text:p>
          </table:table-cell>
          <table:table-cell table:style-name="ce5" table:number-columns-repeated="5"/>
          <table:table-cell table:style-name="ce5" office:value-type="string" calcext:value-type="string">
            <text:p>https://www.web.com/blog/grow/seo/small-business-seo-guide-</text:p>
          </table:table-cell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5" office:value-type="string" calcext:value-type="string">
            <text:p>https://www.web.com/blog/grow/ecommerce/how-to-create-a-product-landing-page-that-sells</text:p>
          </table:table-cell>
          <table:table-cell table:style-name="ce5" table:number-columns-repeated="1010"/>
        </table:table-row>
        <table:table-row table:style-name="ro2">
          <table:table-cell table:number-columns-repeated="2"/>
          <table:table-cell table:style-name="ce5" office:value-type="string" calcext:value-type="string">
            <text:p>on-page-vs-off-page-seo</text:p>
          </table:table-cell>
          <table:table-cell table:style-name="ce25"/>
          <table:table-cell table:style-name="ce5"/>
          <table:table-cell table:style-name="ce25" office:value-type="string" calcext:value-type="string">
            <text:p>https://www.web.com/blog/grow/seo/on-page-vs--off-page-seo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small-business-seo-guide/</text:p>
          </table:table-cell>
          <table:table-cell table:style-name="ce25" office:value-type="string" calcext:value-type="string">
            <text:p>https://www.web.com/blog/grow/ecommerce/guide-on-how-to-choose-which-products-to-sell-online.html</text:p>
          </table:table-cell>
          <table:table-cell table:style-name="ce25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The difference between SEO and PPC: Everything you need to know</text:p>
          </table:table-cell>
          <table:table-cell table:style-name="ce9"/>
          <table:table-cell table:style-name="ce9" office:value-type="string" calcext:value-type="string">
            <text:p>SEO-vs-PPC-Whats-the-difference-and-why-you-need-both</text:p>
          </table:table-cell>
          <table:table-cell table:style-name="ce9" table:number-columns-repeated="2"/>
          <table:table-cell table:style-name="ce9" office:value-type="string" calcext:value-type="string">
            <text:p>https://www.web.com/blog/grow/seo/SEO-vs-PPC-Whats-the-difference-and-why-you-need-both</text:p>
          </table:table-cell>
          <table:table-cell table:style-name="ce9" table:number-columns-repeated="5"/>
          <table:table-cell table:style-name="ce32" office:value-type="string" calcext:value-type="string">
            <text:p>https://www.web.com/online-marketing/small-business-seo-services</text:p>
          </table:table-cell>
          <table:table-cell table:style-name="ce32" office:value-type="string" calcext:value-type="string">
            <text:p>https://www.web.com/online-marketing/pay-per-click-advertising</text:p>
          </table:table-cell>
          <table:table-cell table:style-name="ce5" office:value-type="string" calcext:value-type="string">
            <text:p>https://www.web.com/blog/benefits-of-seo/</text:p>
          </table:table-cell>
          <table:table-cell table:style-name="ce35" office:value-type="string" calcext:value-type="string">
            <text:p>https://www.web.com/online-marketing/pay-per-click-advertising</text:p>
          </table:table-cell>
          <table:table-cell table:style-name="ce5" office:value-type="string" calcext:value-type="string">
            <text:p>https://www.web.com/blog/marketing-plan/</text:p>
          </table:table-cell>
          <table:table-cell table:number-columns-repeated="1008"/>
        </table:table-row>
        <table:table-row table:style-name="ro2">
          <table:table-cell table:style-name="ce11"/>
          <table:table-cell/>
          <table:table-cell table:style-name="ce5" office:value-type="string" calcext:value-type="string">
            <text:p>benefict-of-seo</text:p>
          </table:table-cell>
          <table:table-cell table:style-name="ce25"/>
          <table:table-cell table:style-name="ce5"/>
          <table:table-cell table:style-name="ce25" office:value-type="string" calcext:value-type="string">
            <text:p>https://www.web.com/blog/benefits-of-seo/</text:p>
          </table:table-cell>
          <table:table-cell table:style-name="ce25" table:number-columns-repeated="5"/>
          <table:table-cell table:number-columns-repeated="2" table:style-name="ce5" office:value-type="string" calcext:value-type="string">
            <text:p>https://www.web.com/blog/small-business-seo-guide/</text:p>
          </table:table-cell>
          <table:table-cell table:style-name="ce11" office:value-type="string" calcext:value-type="string">
            <text:p>https://www.web.com/blog/start/website-design/website-design-best-practices</text:p>
          </table:table-cell>
          <table:table-cell table:style-name="ce5" office:value-type="string" calcext:value-type="string">
            <text:p>https://www.web.com/blog/grow/seo/on-page-vs--off-page-seo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35" office:value-type="string" calcext:value-type="string">
            <text:p>https://www.web.com/blog/manage/operations/our-hosting-experience-is-faster-than-ever-</text:p>
          </table:table-cell>
          <table:table-cell table:number-columns-repeated="1007"/>
        </table:table-row>
        <table:table-row table:style-name="ro2">
          <table:table-cell table:style-name="ce11" table:number-columns-repeated="2"/>
          <table:table-cell table:style-name="ce11" office:value-type="string" calcext:value-type="string">
            <text:p>website-design-best-practices</text:p>
          </table:table-cell>
          <table:table-cell table:style-name="ce11" table:number-columns-repeated="2"/>
          <table:table-cell table:style-name="ce11" office:value-type="string" calcext:value-type="string">
            <text:p>https://www.web.com/blog/start/website-design/website-design-best-practices</text:p>
          </table:table-cell>
          <table:table-cell table:style-name="ce11" table:number-columns-repeated="1018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guide-on-how-to-choose-which-products-to-sell-online</text:p>
          </table:table-cell>
          <table:table-cell table:style-name="ce9" table:number-columns-repeated="2"/>
          <table:table-cell table:style-name="ce9" office:value-type="string" calcext:value-type="string">
            <text:p>https://www.web.com/blog/grow/ecommerce/guide-on-how-to-choose-which-products-to-sell-online.html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what-is-dropshipping/</text:p>
          </table:table-cell>
          <table:table-cell table:style-name="ce25" office:value-type="string" calcext:value-type="string">
            <text:p>https://www.web.com/blog/grow/ecommerce/what-is-product-sourcing-</text:p>
          </table:table-cell>
          <table:table-cell table:style-name="ce25" office:value-type="string" calcext:value-type="string">
            <text:p>https://www.web.com/blog/grow/ecommerce/how-to-choose-your-ecommerce-business-model</text:p>
          </table:table-cell>
          <table:table-cell table:style-name="ce25" table:number-columns-repeated="2"/>
          <table:table-cell table:number-columns-repeated="1008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affordable-marketing-ideas</text:p>
          </table:table-cell>
          <table:table-cell table:style-name="ce9" table:number-columns-repeated="2"/>
          <table:table-cell office:value-type="string" calcext:value-type="string">
            <text:p>https://www.web.com/blog/affordable-marketing-ideas/</text:p>
          </table:table-cell>
          <table:table-cell table:number-columns-repeated="5"/>
          <table:table-cell table:style-name="ce35" office:value-type="string" calcext:value-type="string">
            <text:p>https://www.web.com/online-marketing/seo-tool</text:p>
          </table:table-cell>
          <table:table-cell table:style-name="ce5" office:value-type="string" calcext:value-type="string">
            <text:p>https://www.web.com/blog/how-to-find-the-best-keywords/</text:p>
          </table:table-cell>
          <table:table-cell table:style-name="ce5" office:value-type="string" calcext:value-type="string">
            <text:p>https://www.web.com/blog/technical-seo/</text:p>
          </table:table-cell>
          <table:table-cell table:style-name="ce5" office:value-type="string" calcext:value-type="string">
            <text:p>https://www.web.com/blog/how-to-find-the-best-keywords/</text:p>
          </table:table-cell>
          <table:table-cell table:style-name="ce35" office:value-type="string" calcext:value-type="string">
            <text:p>https://www.web.com/online-marketing/small-business-seo-services</text:p>
          </table:table-cell>
          <table:table-cell table:style-name="ce9" office:value-type="string" calcext:value-type="string">
            <text:p>https://www.web.com/blog/content-marketing-for-small-businesses/</text:p>
          </table:table-cell>
          <table:table-cell office:value-type="string" calcext:value-type="string">
            <text:p>https://www.web.com/blog/use-social-media-small-business/</text:p>
          </table:table-cell>
          <table:table-cell office:value-type="string" calcext:value-type="string">
            <text:p>https://www.web.com/blog/pro-services-benefit/</text:p>
          </table:table-cell>
          <table:table-cell table:number-columns-repeated="1005"/>
        </table:table-row>
        <table:table-row table:style-name="ro2">
          <table:table-cell/>
          <table:table-cell table:style-name="ce25"/>
          <table:table-cell table:style-name="ce5" office:value-type="string" calcext:value-type="string">
            <text:p>how-to-find-the-best-keywords</text:p>
          </table:table-cell>
          <table:table-cell table:style-name="ce25"/>
          <table:table-cell/>
          <table:table-cell office:value-type="string" calcext:value-type="string">
            <text:p>https://www.web.com/blog/how-to-find-the-best-keywords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what-are-local-seo-services/</text:p>
          </table:table-cell>
          <table:table-cell table:style-name="ce25" table:number-columns-repeated="1012"/>
        </table:table-row>
        <table:table-row table:style-name="ro2">
          <table:table-cell table:number-columns-repeated="2"/>
          <table:table-cell table:style-name="ce5" office:value-type="string" calcext:value-type="string">
            <text:p>technical-seo</text:p>
          </table:table-cell>
          <table:table-cell table:style-name="ce5" table:number-columns-repeated="2"/>
          <table:table-cell office:value-type="string" calcext:value-type="string">
            <text:p>https://www.web.com/blog/technical-seo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website-navigation/</text:p>
          </table:table-cell>
          <table:table-cell table:style-name="ce25" office:value-type="string" calcext:value-type="string">
            <text:p>https://www.web.com/website-security/ssl-certificates</text:p>
          </table:table-cell>
          <table:table-cell table:style-name="ce9" office:value-type="string" calcext:value-type="string">
            <text:p>https://www.web.com/blog/what-is-schema-markup-seo-benefits/</text:p>
          </table:table-cell>
          <table:table-cell table:style-name="ce11" office:value-type="string" calcext:value-type="string">
            <text:p>https://www.web.com/blog/ecommerce-site-too-slow/</text:p>
          </table:table-cell>
          <table:table-cell table:style-name="ce25" table:number-columns-repeated="1009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what-is-schema-markup-seo-benefits</text:p>
          </table:table-cell>
          <table:table-cell table:style-name="ce9" table:number-columns-repeated="2"/>
          <table:table-cell table:style-name="ce25" office:value-type="string" calcext:value-type="string">
            <text:p>https://www.web.com/blog/what-is-schema-markup-seo-benefits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start/website-design/website-navigation</text:p>
          </table:table-cell>
          <table:table-cell table:style-name="ce25" office:value-type="string" calcext:value-type="string">
            <text:p>https://www.web.com/blog/the-ultimate-guide-to-creating-an-online-course/</text:p>
          </table:table-cell>
          <table:table-cell table:style-name="ce35" office:value-type="string" calcext:value-type="string">
            <text:p>https://www.web.com/websites/online-store-builder</text:p>
          </table:table-cell>
          <table:table-cell table:style-name="ce25" office:value-type="string" calcext:value-type="string">
            <text:p>https://www.web.com/blog/grow/marketing/what-do-customers-care-about-in-your-online-reviews</text:p>
          </table:table-cell>
          <table:table-cell table:style-name="ce35" office:value-type="string" calcext:value-type="string">
            <text:p>https://www.web.com/online-marketing/small-business-seo-services</text:p>
          </table:table-cell>
          <table:table-cell table:style-name="ce9" office:value-type="string" calcext:value-type="string">
            <text:p>https://www.web.com/blog/grow/seo/small-business-seo-guide-</text:p>
          </table:table-cell>
          <table:table-cell table:style-name="ce25" office:value-type="string" calcext:value-type="string">
            <text:p>https://www.web.com/blog/grow/marketing/power-of-storytelling-in-marketing-and-branding</text:p>
          </table:table-cell>
          <table:table-cell table:style-name="ce25" table:number-columns-repeated="1006"/>
        </table:table-row>
        <table:table-row table:style-name="ro2">
          <table:table-cell table:style-name="ce11" table:number-columns-repeated="2"/>
          <table:table-cell table:style-name="ce11" office:value-type="string" calcext:value-type="string">
            <text:p>ecommerce-site-too-slow</text:p>
          </table:table-cell>
          <table:table-cell table:style-name="ce11" table:number-columns-repeated="2"/>
          <table:table-cell table:style-name="ce25" office:value-type="string" calcext:value-type="string">
            <text:p>https://www.web.com/blog/ecommerce-site-too-slow/</text:p>
          </table:table-cell>
          <table:table-cell table:style-name="ce25" table:number-columns-repeated="1018"/>
        </table:table-row>
        <table:table-row table:style-name="ro2" table:number-rows-repeated="21">
          <table:table-cell table:style-name="ce25" table:number-columns-repeated="4"/>
          <table:table-cell/>
          <table:table-cell table:style-name="ce25" table:number-columns-repeated="1019"/>
        </table:table-row>
        <table:table-row table:style-name="ro2">
          <table:table-cell table:style-name="ce3" office:value-type="string" calcext:value-type="string">
            <text:p>GTM-PHMVZRTG 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d-misurazione </text:p>
          </table:table-cell>
          <table:table-cell table:style-name="Default" office:value-type="string" calcext:value-type="string">
            <text:p>G-41G2MLR346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d-stram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2" table:number-rows-repeated="4">
          <table:table-cell table:style-name="Default" table:number-columns-repeated="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ce4" office:value-type="string" calcext:value-type="string">
            <text:p>Non sono stati ancora ricevuti dati dal tuo sito web.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4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13">00/00/0000</text:date>, <text:time style:data-style-name="N2" text:time-value="08:58:17.738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2-13T09:45:28.977000000</dc:date>
    <meta:editing-duration>P1DT50M29S</meta:editing-duration>
    <meta:editing-cycles>78</meta:editing-cycles>
    <meta:generator>LibreOffice/7.2.0.4$Windows_X86_64 LibreOffice_project/9a9c6381e3f7a62afc1329bd359cc48accb6435b</meta:generator>
    <meta:document-statistic meta:table-count="1" meta:cell-count="409" meta:object-count="0"/>
  </office:meta>
</office:document-meta>
</file>